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chnologies used to build the application will include ASP.NET Core MVC, multiple integrated APIs, and our own built REST API.<text:line-break/><text:line-break/>(Elevator Pitch Here)<text:line-break/><text:line-break/>As brewery user, I can register as a brewery type user<text:line-break/><text:line-break/>2 pt As brewery user, I can create and edit my profile including: Name, address, website, logo, styles and beer list. <text:span text:style-name="T1">DONE</text:span><text:line-break/><text:line-break/>1 pt As brewery user, I can flag myself as interested in collaboration projects with other breweries. <text:span text:style-name="T1">DONE</text:span><text:line-break/><text:line-break/>10 pt As brewery user, I can view a list below an accompanying map where pins denote the location of other registered breweries flagged as interested in collaboration (how many tiles/default zoom factor) Google Maps, Google Maps Geocoding <text:span text:style-name="T1">DONE</text:span><text:line-break/><text:line-break/><text:span text:style-name="T1">5 pt As brewery user, I can click on the aforementioned map and click on a pinned brewery and view (page/dialog?):<text:line-break/>Number of shared followers<text:line-break/>What styles that brewery's followers like, e.g. 500 IPAs, 600 Lagers)<text:line-break/><text:line-break/>15 pt As brewery user, I can see what other breweries would be a good match for a collaboration base on:<text:line-break/>Beer styles<text:line-break/>Shared fans<text:line-break/>Fans with shared tastes<text:line-break/>Location of the brewery</text:span><text:line-break/><text:line-break/>3 pt As brewery user, I can follow another brewery <text:span text:style-name="T1">DONE</text:span><text:line-break/><text:line-break/>2 pt As brewery user, I can send a collaboration request to one or more breweries flagged as interested in collaboration <text:span text:style-name="T1">DONE</text:span><text:line-break/><text:line-break/>2 pt As brewery user, I can view collaboration requests sent from other breweries and accept or reject them <text:span text:style-name="T1">DONE</text:span><text:line-break/><text:line-break/><text:span text:style-name="T1">2 pt As brewery user, I can edit collaboration beer details including name, style, brew site for collaborations (I am the manager/creator of) </text:span><text:line-break/><text:line-break/>5 pt As brewery user, I can view a (beer catalog?) listing of all collaboration beers established through the site <text:span text:style-name="T1">DONE</text:span><text:line-break/><text:line-break/><text:span text:style-name="T1">3 pt As brewery user, I can click on a collaboration beer and view details of the beer and its collaborators </text:span><text:line-break/><text:line-break/>10 pt As brewery user, I can view a news feed of new collaborations, updates to a collaboration, brewery rank increase (e.g. gold → platinum), collaboration announcement<text:line-break/><text:line-break/><text:soft-page-break/>A beer fan user, I can register as a fan type user <text:span text:style-name="T1">DONE</text:span><text:line-break/><text:line-break/>2 pt A beer fan user, I can create a profile including: Name, email, address, preferred styles of beer <text:line-break/><text:line-break/>5 pt A beer fan user, I can view a list (catalog) of all collaboration beers established through the site <text:span text:style-name="T1">DONE</text:span><text:line-break/><text:line-break/>3 pt A beer fan user, I can click on a beer from the aforementioned list and see details on the beer and its collaborators<text:line-break/><text:line-break/>7 pt A beer fan user, I can view a map of pins that represent all the breweries with at least one collaboration project <text:span text:style-name="T1">DONE</text:span><text:line-break/><text:line-break/>4 pt A beer fan user, I can visit a breweries details page and like and/or follow a brewery <text:span text:style-name="T1">DONE</text:span><text:line-break/><text:line-break/><text:span text:style-name="T1">4 pt A beer fan user, I can rate and review collaboration beers</text:span><text:line-break/><text:line-break/>5 pt A beer fan user, I can view a news feed of new collaborations, updates to a collaboration, brewery rank increase (e.g. gold → platinum), collaboration announcements<text:line-break/><text:line-break/>Bonus Story:<text:line-break/><text:line-break/>10 pt As brewery user, I can see on a (different?) map where the majority of my brewery's followers live in the form of pins centered in a zip code with the number of followers in that zip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Poths</meta:initial-creator>
    <meta:creation-date>2019-07-09T15:38:37.70</meta:creation-date>
    <dc:date>2019-07-18T17:56:02.46</dc:date>
    <dc:creator>Nate Poths</dc:creator>
    <meta:editing-duration>PT2H51M33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2" meta:paragraph-count="1" meta:word-count="532" meta:character-count="2987"/>
  </office:meta>
</office:document-meta>
</file>